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9b534" officeooo:paragraph-rsid="0019b534"/>
    </style:style>
    <style:style style:name="P6" style:family="paragraph" style:parent-style-name="Text_20_body">
      <style:text-properties style:font-name="Liberation Sans1" officeooo:rsid="0026f979" officeooo:paragraph-rsid="00304f49"/>
    </style:style>
    <style:style style:name="P7" style:family="paragraph" style:parent-style-name="Text_20_body">
      <style:text-properties style:font-name="Liberation Sans1" officeooo:rsid="003373d1" officeooo:paragraph-rsid="003373d1"/>
    </style:style>
    <style:style style:name="P8" style:family="paragraph" style:parent-style-name="Heading_20_1">
      <style:text-properties style:font-name="Liberation Sans1"/>
    </style:style>
    <style:style style:name="P9" style:family="paragraph" style:parent-style-name="Heading_20_1">
      <style:text-properties style:font-name="Liberation Sans1" officeooo:rsid="0012b8a1" officeooo:paragraph-rsid="0012b8a1"/>
    </style:style>
    <style:style style:name="P10" style:family="paragraph" style:parent-style-name="Heading_20_1">
      <style:text-properties style:font-name="Liberation Sans1" officeooo:rsid="000c3824" officeooo:paragraph-rsid="000c3824"/>
    </style:style>
    <style:style style:name="P11" style:family="paragraph" style:parent-style-name="Heading_20_3">
      <style:text-properties style:font-name="Liberation Sans1" officeooo:rsid="000c3824" officeooo:paragraph-rsid="000c3824"/>
    </style:style>
    <style:style style:name="P12" style:family="paragraph" style:parent-style-name="Text_20_body" style:list-style-name="L1">
      <style:text-properties style:font-name="Liberation Sans1" officeooo:paragraph-rsid="000f3e78"/>
    </style:style>
    <style:style style:name="P13" style:family="paragraph" style:parent-style-name="Text_20_body" style:list-style-name="L2">
      <style:text-properties style:font-name="Liberation Sans1" officeooo:rsid="000c3824" officeooo:paragraph-rsid="000c3824"/>
    </style:style>
    <style:style style:name="P14" style:family="paragraph" style:parent-style-name="Text_20_body" style:list-style-name="L2">
      <style:text-properties style:font-name="Liberation Sans1" officeooo:rsid="000c3824" officeooo:paragraph-rsid="0022f4a0"/>
    </style:style>
    <style:style style:name="P15" style:family="paragraph" style:parent-style-name="Text_20_body" style:list-style-name="L3">
      <style:text-properties style:font-name="Liberation Sans1" officeooo:rsid="000c3824" officeooo:paragraph-rsid="00189f43"/>
    </style:style>
    <style:style style:name="P16" style:family="paragraph" style:parent-style-name="Text_20_body" style:list-style-name="L3">
      <style:text-properties style:font-name="Liberation Sans1" officeooo:paragraph-rsid="00189f43"/>
    </style:style>
    <style:style style:name="P17" style:family="paragraph" style:parent-style-name="Text_20_body" style:list-style-name="L3">
      <style:text-properties style:font-name="Liberation Sans1" officeooo:rsid="00189f43" officeooo:paragraph-rsid="00189f43"/>
    </style:style>
    <style:style style:name="P18" style:family="paragraph" style:parent-style-name="Text_20_body" style:list-style-name="L4">
      <style:text-properties style:font-name="Liberation Sans1" officeooo:rsid="003031a6" officeooo:paragraph-rsid="003031a6"/>
    </style:style>
    <style:style style:name="P19" style:family="paragraph" style:parent-style-name="Text_20_body" style:list-style-name="L4">
      <style:text-properties style:font-name="Liberation Sans1" officeooo:rsid="0024a0df" officeooo:paragraph-rsid="0024a0df"/>
    </style:style>
    <style:style style:name="P20" style:family="paragraph" style:parent-style-name="Text_20_body" style:list-style-name="L4">
      <style:text-properties style:font-name="Liberation Sans1" officeooo:rsid="002588cd" officeooo:paragraph-rsid="002588cd"/>
    </style:style>
    <style:style style:name="P21" style:family="paragraph" style:parent-style-name="Text_20_body">
      <style:text-properties style:font-name="Liberation Sans1" officeooo:rsid="003aeac5" officeooo:paragraph-rsid="003aeac5"/>
    </style:style>
    <style:style style:name="P22" style:family="paragraph" style:parent-style-name="Text_20_body">
      <style:text-properties style:font-name="Liberation Sans1" officeooo:rsid="003e3111" officeooo:paragraph-rsid="003e3111"/>
    </style:style>
    <style:style style:name="P23" style:family="paragraph" style:parent-style-name="Text_20_body">
      <style:text-properties officeooo:rsid="0036fb86" officeooo:paragraph-rsid="003c41f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officeooo:rsid="002966f5"/>
    </style:style>
    <style:style style:name="T8" style:family="text">
      <style:text-properties officeooo:rsid="003031a6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style:text-underline-style="solid" style:text-underline-width="auto" style:text-underline-color="font-color"/>
    </style:style>
    <style:style style:name="T11" style:family="text">
      <style:text-properties style:font-name="Liberation Sans1" style:text-underline-style="solid" style:text-underline-width="auto" style:text-underline-color="font-color" officeooo:rsid="000c3824"/>
    </style:style>
    <style:style style:name="T12" style:family="text">
      <style:text-properties style:font-name="Liberation Sans1" officeooo:rsid="003031a6"/>
    </style:style>
    <style:style style:name="T13" style:family="text">
      <style:text-properties style:font-name="Liberation Sans1" officeooo:rsid="003c41f9"/>
    </style:style>
    <style:style style:name="T14" style:family="text">
      <style:text-properties officeooo:rsid="003881eb"/>
    </style:style>
    <style:style style:name="T15" style:family="text">
      <style:text-properties officeooo:rsid="003e311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rogramme</text:h>
      <text:p text:style-name="P1"><text:span text:style-name="T3">Contenus</text:span><text:span text:style-name="T4"> :</text:span></text:p>
      <text:list xml:id="list4001001196" text:style-name="L1">
        <text:list-item>
          <text:p text:style-name="P12">différents modes de représentation d’une fonction : expression littérale, représentation graphique.</text:p>
        </text:list-item>
        <text:list-item>
          <text:p text:style-name="P12">notations<draw:frame draw:style-name="fr1" draw:name="Objet1" text:anchor-type="as-char" svg:y="-0.418cm" svg:width="1.762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857cm" svg:height="0.549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12">taux de variation, entre deux valeurs de la variable<draw:frame draw:style-name="fr1" draw:name="Objet6" text:anchor-type="as-char" svg:y="-0.33cm" svg:width="0.467cm" svg:height="0.429cm" draw:z-index="3"><draw:object xlink:href="./Object 6" xlink:type="simple" xlink:show="embed" xlink:actuate="onLoad"/><draw:image xlink:href="./ObjectReplacements/Object 6" xlink:type="simple" xlink:show="embed" xlink:actuate="onLoad"/></draw:frame>, d’une grandeur<draw:frame draw:style-name="fr1" draw:name="Objet7" text:anchor-type="as-char" svg:y="-0.33cm" svg:width="0.462cm" svg:height="0.429cm" draw:z-index="4"><draw:object xlink:href="./Object 7" xlink:type="simple" xlink:show="embed" xlink:actuate="onLoad"/><draw:image xlink:href="./ObjectReplacements/Object 7" xlink:type="simple" xlink:show="embed" xlink:actuate="onLoad"/></draw:frame>vérifiant<draw:frame draw:style-name="fr1" draw:name="Objet5" text:anchor-type="as-char" svg:y="-0.418cm" svg:width="1.76cm" svg:height="0.549cm" draw:z-index="2"><draw:object xlink:href="./Object 5" xlink:type="simple" xlink:show="embed" xlink:actuate="onLoad"/><draw:image xlink:href="./ObjectReplacements/Object 5" xlink:type="simple" xlink:show="embed" xlink:actuate="onLoad"/></draw:frame>.</text:p>
        </text:list-item>
        <text:list-item>
          <text:p text:style-name="P12">fonctions monotones sur un intervalle, lien avec le signe du taux de variation.</text:p>
        </text:list-item>
      </text:list>
      <text:p text:style-name="P2"><text:span text:style-name="T3">Capacités attendues</text:span> :</text:p>
      <text:list xml:id="list3460957642" text:style-name="L2">
        <text:list-item>
          <text:p text:style-name="P13">Modéliser la dépendance entre deux grandeurs à l’aide d’une fonction.</text:p>
        </text:list-item>
        <text:list-item>
          <text:p text:style-name="P14">résoudre graphiquement une équation, une inéquation du type :<draw:frame draw:style-name="fr1" draw:name="Objet8" text:anchor-type="as-char" svg:y="-0.418cm" svg:width="1.626cm" svg:height="0.50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,<draw:frame draw:style-name="fr1" draw:name="Objet9" text:anchor-type="as-char" svg:y="-0.418cm" svg:width="1.667cm" svg:height="0.549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…</text:p>
        </text:list-item>
        <text:list-item>
          <text:p text:style-name="P14">Interpréter le taux de variation comme pente de la sécante à la courbe passant par deux points distincts.</text:p>
        </text:list-item>
      </text:list>
      <text:p text:style-name="P5"><text:span text:style-name="T1">Automatismes</text:span><text:span text:style-name="T6"> </text:span>:</text:p>
      <text:list xml:id="list2732345070" text:style-name="L3">
        <text:list-item>
          <text:p text:style-name="P16">déterminer graphiquement des images et des antécédents.</text:p>
        </text:list-item>
        <text:list-item>
          <text:p text:style-name="P15">résoudre graphiquement une équation, une inéquation du type :<draw:frame draw:style-name="fr1" draw:name="Objet3" text:anchor-type="as-char" svg:y="-0.418cm" svg:width="1.626cm" svg:height="0.508cm" draw:z-index="8"><draw:object xlink:href="./Object 4" xlink:type="simple" xlink:show="embed" xlink:actuate="onLoad"/><draw:image xlink:href="./ObjectReplacements/Object 4" xlink:type="simple" xlink:show="embed" xlink:actuate="onLoad"/></draw:frame>,<draw:frame draw:style-name="fr1" draw:name="Objet4" text:anchor-type="as-char" svg:y="-0.418cm" svg:width="1.667cm" svg:height="0.549cm" draw:z-index="7"><draw:object xlink:href="./Object 3" xlink:type="simple" xlink:show="embed" xlink:actuate="onLoad"/><draw:image xlink:href="./ObjectReplacements/Object 3" xlink:type="simple" xlink:show="embed" xlink:actuate="onLoad"/></draw:frame>…</text:p>
        </text:list-item>
        <text:list-item>
          <text:p text:style-name="P15">déterminer graphiquement le signe d’une fonction ou son tableau de variations.</text:p>
        </text:list-item>
        <text:list-item>
          <text:p text:style-name="P17">exploiter une équation de courbe (appartenance d’un point, calcul de coordonnées).</text:p>
        </text:list-item>
        <text:list-item>
          <text:p text:style-name="P17">tracer une droite donnée par son équation réduite ou par un point et son coefficient directeur.</text:p>
        </text:list-item>
        <text:list-item>
          <text:p text:style-name="P17"><text:span text:style-name="T14">L</text:span>ire graphiquement l’équation réduite d’une droite.</text:p>
        </text:list-item>
        <text:list-item>
          <text:p text:style-name="P17">déterminer l’équation réduite d’une droite à partir des coordonnées de deux de ses points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>Calculer une valeur approchée d’une solution d’une équation par balayage.</text:p>
      <text:p text:style-name="P4"><text:span text:style-name="T2">Approfondissement possible</text:span><text:span text:style-name="T5"> :</text:span></text:p>
      <text:h text:style-name="P9" text:outline-level="1"><text:soft-page-break/>Objectif<text:span text:style-name="T7">s</text:span> d’apprentissage</text:h>
      <text:list xml:id="list2814114929" text:style-name="L4">
        <text:list-item>
          <text:p text:style-name="P18">Déterminer l’image d’un nombre, les antécédents d’un nombre.</text:p>
        </text:list-item>
        <text:list-item>
          <text:p text:style-name="P18">Passer d’un tableau de valeurs à des points sur un graphe.</text:p>
        </text:list-item>
        <text:list-item>
          <text:p text:style-name="P18">Modéliser une situation à l’aide d’une fonction.</text:p>
        </text:list-item>
        <text:list-item>
          <text:p text:style-name="P19">Tracer la courbe d’une fonction affine.</text:p>
        </text:list-item>
        <text:list-item>
          <text:p text:style-name="P20">Construire un tableau de variation à partir d’une représentation graphique.</text:p>
        </text:list-item>
      </text:list>
      <text:h text:style-name="P10" text:outline-level="1">Séances</text:h>
      <text:h text:style-name="P11" text:outline-level="3">Séance 1</text:h>
      <text:p text:style-name="P6"><text:span text:style-name="T1">Objectif</text:span><text:span text:style-name="T6"> </text:span>: <text:span text:style-name="T8">Déterminer l’image d’un nombre, les antécédents d’un nombre.</text:span></text:p>
      <text:p text:style-name="P7">Commencer par un rappel au tableau : qu’est-ce qu’une image, un antécédent.<text:line-break/>Donner un cours polycopié de rappel. Lire graphiquement des images et des antécédents lors d’un exemple.<text:line-break/>Embrayer sur la représentation abstraite (sans graphique). Faire le lien avec la résolution d’antécédents.</text:p>
      <text:h text:style-name="P11" text:outline-level="3">Séance 2 <text:span text:style-name="T15">&amp; 3</text:span></text:h>
      <text:p text:style-name="P23"><text:span text:style-name="T11">O</text:span><text:span text:style-name="T10">bjectif</text:span><text:span text:style-name="T9"> : </text:span><text:span text:style-name="T12">Modéliser une situation à l’aide d’une fonction, </text:span><text:span text:style-name="T13">p</text:span><text:span text:style-name="T12">asser d’un tableau de valeurs à des points sur un graphe.</text:span></text:p>
      <text:p text:style-name="P21">Activité : modéliser une grandeur géométrique (aire) par une fonction. Résoudre ensuite un problème grâce au graphe de cette fonction.</text:p>
      <text:p text:style-name="P22">(NOTES : un peu trop complexe pour une deuxième séance)</text:p>
      <text:h text:style-name="Heading_20_3" text:outline-level="3">Séance 4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20T16:01:58.587820818</dc:date>
    <meta:editing-duration>PT3H9M21S</meta:editing-duration>
    <meta:editing-cycles>39</meta:editing-cycles>
    <meta:document-statistic meta:table-count="0" meta:image-count="0" meta:object-count="9" meta:page-count="2" meta:paragraph-count="37" meta:word-count="347" meta:character-count="2234" meta:non-whitespace-character-count="194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2/content.xml><?xml version="1.0" encoding="utf-8"?>
<math xmlns="http://www.w3.org/1998/Math/MathML" display="block">
  <semantics>
    <mrow>
      <mi>x</mi>
      <mi>↦</mi>
      <mi>f</mi>
      <mrow>
        <mo fence="true" stretchy="false">(</mo>
        <mrow>
          <mi>x</mi>
        </mrow>
        <mo fence="true" stretchy="false">)</mo>
      </mrow>
    </mrow>
    <annotation encoding="StarMath 5.0">x ↦ f( 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